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d595" officeooo:paragraph-rsid="0018d595"/>
    </style:style>
    <style:style style:name="P2" style:family="paragraph" style:parent-style-name="Preformatted_20_Text" style:list-style-name="L3">
      <style:text-properties officeooo:rsid="0018d595" officeooo:paragraph-rsid="0018d595"/>
    </style:style>
    <style:style style:name="P3" style:family="paragraph" style:parent-style-name="Preformatted_20_Text" style:list-style-name="L3">
      <style:text-properties officeooo:rsid="001914ba" officeooo:paragraph-rsid="001914ba"/>
    </style:style>
    <style:style style:name="T1" style:family="text">
      <style:text-properties officeooo:rsid="001914ba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we want to put on the robot for the future:</text:p>
      <text:list xml:id="list4358158821004827335" text:style-name="L3">
        <text:list-item>
          <text:p text:style-name="P2">Increase drive train torque (Swap some gears)</text:p>
        </text:list-item>
        <text:list-item>
          <text:p text:style-name="P2"><text:span text:style-name="T1">Use high-strength gears for arm (requires narrowing/stiffening arm)</text:span></text:p>
        </text:list-item>
        <text:list-item>
          <text:p text:style-name="P2"><text:span text:style-name="T1">Increase torque at wrist</text:span></text:p>
        </text:list-item>
        <text:list-item>
          <text:p text:style-name="P2"><text:span text:style-name="T1">Widen and lighten hand</text:span></text:p>
        </text:list-item>
        <text:list-item>
          <text:p text:style-name="P3">Consider cubes</text:p>
        </text:list-item>
        <text:list-item>
          <text:p text:style-name="P2"><text:span text:style-name="T1">Add high hang</text:span></text:p>
        </text:list-item>
        <text:list-item>
          <text:p text:style-name="P2"><text:span text:style-name="T1">Consider moving Cortex to bottom/interior</text:span></text:p>
        </text:list-item>
        <text:list-item>
          <text:p text:style-name="P2"><text:span text:style-name="T1">Improve software control of arm/hand orientation</text:span></text:p>
        </text:list-item>
        <text:list-item>
          <text:p text:style-name="P2"><text:span text:style-name="T1">Improve autonomous to definitively knock fence piece down, then score with pre-load, then score by straf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0:00:04.976000000</dc:date>
    <meta:editing-duration>PT18H30M28S</meta:editing-duration>
    <meta:editing-cycles>1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0" meta:word-count="75" meta:character-count="440" meta:non-whitespace-character-count="384"/>
  </office:meta>
</office:document-meta>
</file>